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50%" fo:text-align="center" style:justify-single-word="false"/>
      <style:text-properties fo:font-weight="bold" style:font-weight-asian="bold" style:font-name-complex="Times New Roman"/>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style:style>
    <style:style style:name="P5" style:family="paragraph" style:parent-style-name="Standard">
      <style:paragraph-properties fo:line-height="150%"/>
      <style:text-properties fo:font-size="12pt" style:font-size-asian="12pt" style:font-name-complex="Times New Roman" style:font-size-complex="16pt"/>
    </style:style>
    <style:style style:name="P6" style:family="paragraph" style:parent-style-name="Standard">
      <style:text-properties fo:font-size="12pt" fo:language="en" fo:country="US" officeooo:rsid="00084dd2" officeooo:paragraph-rsid="00084dd2" style:font-size-asian="12pt" style:font-size-complex="12pt"/>
    </style:style>
    <style:style style:name="P7" style:family="paragraph" style:parent-style-name="Standard">
      <style:text-properties fo:font-size="12pt" fo:language="en" fo:country="US" officeooo:rsid="000c5faa" officeooo:paragraph-rsid="000de1a6" style:font-size-asian="12pt" style:font-size-complex="12pt"/>
    </style:style>
    <style:style style:name="P8" style:family="paragraph" style:parent-style-name="Standard">
      <style:text-properties fo:font-size="12pt" fo:language="en" fo:country="US" officeooo:paragraph-rsid="0009b34b" style:font-size-asian="12pt" style:font-size-complex="12pt"/>
    </style:style>
    <style:style style:name="P9" style:family="paragraph" style:parent-style-name="Standard" style:master-page-name="">
      <loext:graphic-properties draw:fill="none"/>
      <style:paragraph-properties fo:margin-left="0.1866in" fo:margin-right="0in" fo:margin-top="0in" fo:margin-bottom="0.111in" style:contextual-spacing="false" fo:line-height="108%" fo:text-align="start" style:justify-single-word="false" fo:orphans="2" fo:widows="2" fo:text-indent="-0.1866in" style:auto-text-indent="false" style:page-number="auto" fo:background-color="transparent" style:writing-mode="lr-tb"/>
      <style:text-properties fo:font-size="12pt" fo:language="en" fo:country="US" style:font-size-asian="12pt" style:font-size-complex="12pt"/>
    </style:style>
    <style:style style:name="P10" style:family="paragraph" style:parent-style-name="Standard">
      <style:text-properties fo:font-size="12pt" fo:language="en" fo:country="US" fo:font-weight="bold" style:font-size-asian="12pt" style:font-weight-asian="bold" style:font-size-complex="12pt" style:font-weight-complex="bold"/>
    </style:style>
    <style:style style:name="P11" style:family="paragraph" style:parent-style-name="Standard">
      <style:paragraph-properties fo:line-height="150%"/>
      <style:text-properties style:font-name-complex="Times New Roman"/>
    </style:style>
    <style:style style:name="P12" style:family="paragraph" style:parent-style-name="Standard">
      <style:paragraph-properties fo:line-height="200%"/>
      <style:text-properties style:font-name-complex="Times New Roman"/>
    </style:style>
    <style:style style:name="P13" style:family="paragraph" style:parent-style-name="Standard">
      <style:text-properties fo:font-size="14pt" fo:language="en" fo:country="US" fo:font-weight="bold" style:font-size-asian="14pt" style:font-weight-asian="bold" style:font-weight-complex="bold"/>
    </style:style>
    <style:style style:name="T1" style:family="text">
      <style:text-properties fo:font-size="14pt" fo:language="en" fo:country="US" fo:font-weight="bold" style:font-size-asian="14pt" style:font-weight-asian="bold" style:font-weight-complex="bold"/>
    </style:style>
    <style:style style:name="T2" style:family="text">
      <style:text-properties fo:font-size="12pt" fo:font-weight="bold" style:font-size-asian="12pt" style:font-weight-asian="bold" style:font-name-complex="Times New Roman" style:font-size-complex="16pt"/>
    </style:style>
    <style:style style:name="T3" style:family="text">
      <style:text-properties fo:font-size="12pt" style:font-size-asian="12pt" style:font-name-complex="Times New Roman" style:font-size-complex="16pt"/>
    </style:style>
    <style:style style:name="T4" style:family="text">
      <style:text-properties fo:font-size="12pt" officeooo:rsid="00060a5a" style:font-size-asian="12pt" style:font-name-complex="Times New Roman" style:font-size-complex="16pt"/>
    </style:style>
    <style:style style:name="T5" style:family="text">
      <style:text-properties fo:font-size="12pt" officeooo:rsid="0006892b" style:font-size-asian="12pt" style:font-name-complex="Times New Roman" style:font-size-complex="16pt"/>
    </style:style>
    <style:style style:name="T6" style:family="text">
      <style:text-properties fo:font-size="12pt" fo:language="en" fo:country="US" fo:font-weight="bold" style:font-size-asian="12pt" style:font-weight-asian="bold" style:font-size-complex="12pt"/>
    </style:style>
    <style:style style:name="T7" style:family="text">
      <style:text-properties fo:font-size="12pt" fo:language="en" fo:country="US" fo:font-weight="bold" style:font-size-asian="12pt" style:font-weight-asian="bold" style:font-size-complex="12pt" style:font-weight-complex="bold"/>
    </style:style>
    <style:style style:name="T8" style:family="text">
      <style:text-properties fo:font-size="12pt" fo:language="en" fo:country="US" style:font-size-asian="12pt" style:font-size-complex="12pt"/>
    </style:style>
    <style:style style:name="T9" style:family="text">
      <style:text-properties fo:font-size="12pt" fo:language="en" fo:country="US" officeooo:rsid="000ebdf3" style:font-size-asian="12pt" style:font-size-complex="12pt"/>
    </style:style>
    <style:style style:name="T10" style:family="text">
      <style:text-properties fo:font-size="12pt" fo:language="en" fo:country="US" officeooo:rsid="0010271f" style:font-size-asian="12pt" style:font-size-complex="12pt"/>
    </style:style>
    <style:style style:name="T11" style:family="text">
      <style:text-properties fo:font-size="10pt" fo:language="en" fo:country="US" style:font-size-asian="10pt" style:font-size-complex="10pt" style:font-weight-complex="bold"/>
    </style:style>
    <style:style style:name="T12" style:family="text">
      <style:text-properties officeooo:rsid="000858bf"/>
    </style:style>
    <style:style style:name="T13" style:family="text">
      <style:text-properties officeooo:rsid="00091775"/>
    </style:style>
    <style:style style:name="T14" style:family="text">
      <style:text-properties officeooo:rsid="0009b34b"/>
    </style:style>
    <style:style style:name="T15" style:family="text">
      <style:text-properties officeooo:rsid="000b741a"/>
    </style:style>
    <style:style style:name="T16" style:family="text">
      <style:text-properties officeooo:rsid="000c2b26"/>
    </style:style>
    <style:style style:name="T17" style:family="text">
      <style:text-properties officeooo:rsid="000de1a6"/>
    </style:style>
    <style:style style:name="T18" style:family="text">
      <style:text-properties officeooo:rsid="000ebdf3"/>
    </style:style>
    <style:style style:name="T19" style:family="text">
      <style:text-properties officeooo:rsid="0010271f"/>
    </style:style>
    <style:style style:name="T20" style:family="text">
      <style:text-properties officeooo:rsid="00103b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over sheet</text:span></text:p>
      <text:p text:style-name="P2"/>
      <text:p text:style-name="P3"><text:span text:style-name="T2">NATIONAL UNIVERSITY OF SINGAPORE</text:span></text:p>
      <text:p text:style-name="P3"><text:span text:style-name="T2">SP1541 EXPLORING SCIENCE COMMUNICATION THROUGH POPULAR SCIENCE</text:span></text:p>
      <text:p text:style-name="P5"/>
      <text:p text:style-name="P3"><text:span text:style-name="T2">Assignment: Book Chapter Reflection</text:span></text:p>
      <text:p text:style-name="P11"/>
      <text:p text:style-name="P4"><text:span text:style-name="T3">Name: </text:span><text:span text:style-name="T4">Claudeon Reinard Susanto</text:span></text:p>
      <text:p text:style-name="P4"><text:span text:style-name="T3">Matriculation No.: </text:span><text:span text:style-name="T4">A0239079R</text:span></text:p>
      <text:p text:style-name="P4"><text:span text:style-name="T3">Tutorial Group: </text:span><text:span text:style-name="T4">S19</text:span></text:p>
      <text:p text:style-name="P4"><text:span text:style-name="T3">Major(s): </text:span><text:span text:style-name="T4">Data Science and Analytics</text:span></text:p>
      <text:p text:style-name="P4"><text:span text:style-name="T3">Selected book chapter (only for Book Chapter Reflection): </text:span><text:span text:style-name="T5">Napoleon’s Buttons (Chapter 12; p.223-245)</text:span></text:p>
      <text:p text:style-name="P12"/>
      <text:p text:style-name="P12"/>
      <text:p text:style-name="P12"/>
      <text:p text:style-name="P12"/>
      <text:p text:style-name="P13"/>
      <text:p text:style-name="P13"/>
      <text:p text:style-name="P13"/>
      <text:p text:style-name="P13"/>
      <text:p text:style-name="P13"/>
      <text:p text:style-name="P13"/>
      <text:p text:style-name="P13"/>
      <text:p text:style-name="Standard"><text:soft-page-break/><text:span text:style-name="T11">*Delete as appropriate</text:span></text:p>
      <text:p text:style-name="Standard"><text:span text:style-name="T6">Reflection</text:span></text:p>
      <text:p text:style-name="P6">The author uses <text:span text:style-name="T17">description and exemplification </text:span>to <text:span text:style-name="T17">inform and </text:span>engage the reader.</text:p>
      <text:p text:style-name="P7">In p.229 section 2, the author gives a <text:span text:style-name="T17">brief description of the structures of the various cardiac glycoside molecules used by William Withering and ancient Romans as mentioned in the previous two paragraphs. The molecules are described as having “the same structural feature” and “five-membered lactone ring” as well as “an extra OH” which gives rise to the “cardiac effect”. This description is largely effective in informing the reader that molecules that have the same structures and chemical </text:span><text:span text:style-name="T18">properties </text:span><text:span text:style-name="T17">have largely similar effects,</text:span><text:span text:style-name="T18"> otherwise, the reader would not know that the structures of chemicals determine their effects</text:span></text:p>
      <text:p text:style-name="P8"><text:span text:style-name="T12">In p.231 section 3, the author gives </text:span><text:span text:style-name="T13">specific examples of physiological effects that are “often welcomed by humans” of the different members of alkaloids. These range from acrecaidine which is used as a stimulant, to reserpine which is used to treat high blood pressure. This </text:span><text:span text:style-name="T14">strategy </text:span><text:span text:style-name="T13">is </text:span><text:span text:style-name="T18">largely </text:span><text:span text:style-name="T13">effective </text:span><text:span text:style-name="T14">in engaging the reade</text:span><text:span text:style-name="T18">r </text:span><text:span text:style-name="T14">as they can clearly grasp the concept of beneficial physiological effects of alkaloids through the examples, </text:span><text:span text:style-name="T16">as well as</text:span><text:span text:style-name="T14"> appreciate the </text:span><text:span text:style-name="T16">molecules’</text:span><text:span text:style-name="T14"> far-reaching impacts as they are still in use </text:span><text:span text:style-name="T18">as medicine </text:span><text:span text:style-name="T14">even today. However, there are technical terms that might not be understood even by an educated reader such as “decongestant” and “bronchodilator”, </text:span><text:span text:style-name="T18">and thus</text:span><text:span text:style-name="T15"> the</text:span><text:span text:style-name="T18">se</text:span><text:span text:style-name="T15"> effects are not really clear. </text:span><text:span text:style-name="T19">Overall, </text:span><text:span text:style-name="T15">this strategy is </text:span><text:span text:style-name="T19">still</text:span><text:span text:style-name="T15"> effective as other </text:span><text:span text:style-name="T18">well-known</text:span><text:span text:style-name="T15"> example</text:span><text:span text:style-name="T18">s</text:span><text:span text:style-name="T15"> such as Vitamin B and blood pressure treatment can still illustrate alkaloids’ beneficial effects.</text:span></text:p>
      <text:p text:style-name="P8"/>
      <text:p text:style-name="Standard"><text:span text:style-name="T8">(</text:span><text:span text:style-name="T9">24</text:span><text:span text:style-name="T10">8 </text:span><text:span text:style-name="T9">words</text:span><text:span text:style-name="T8">)</text:span></text:p>
      <text:p text:style-name="P10"/>
      <text:p text:style-name="Standard"><text:span text:style-name="T7">References (including the book chapter):</text:span></text:p>
      <text:p text:style-name="P9">Couteur, L. P., &amp; Burreson, J. (2014). Molecules of Witchcraft. In Napoleon's buttons: 17 molecules that <text:span text:style-name="T20">c</text:span>hanged history (pp. 223–245). <text:span text:style-name="T20">J</text:span>eremy P. Tarcher/Penguin. </text:p>
      <text:p text:style-name="P10"/>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SG" style:letter-kerning="false" style:font-name-asian="Calibri1" style:font-size-asian="11pt" style:language-asian="en" style:country-asian="US" style:font-name-complex="Cordia New" style:font-size-complex="14pt" style:language-complex="th" style:country-complex="TH"/>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SG" style:letter-kerning="false" style:font-name-asian="Calibri1" style:font-size-asian="11pt" style:language-asian="en" style:country-asian="US" style:font-name-complex="Cordia New" style:font-size-complex="14pt" style:language-complex="th" style:country-complex="TH"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irinut Sawatdeenarunat</meta:initial-creator>
    <meta:editing-cycles>7</meta:editing-cycles>
    <meta:creation-date>2020-07-02T01:07:00</meta:creation-date>
    <dc:date>2022-09-04T12:54:12.843186419</dc:date>
    <meta:editing-duration>PT7M37S</meta:editing-duration>
    <meta:generator>LibreOffice/7.3.5.2$Linux_X86_64 LibreOffice_project/30$Build-2</meta:generator>
    <meta:document-statistic meta:table-count="0" meta:image-count="0" meta:object-count="0" meta:page-count="2" meta:paragraph-count="17" meta:word-count="328" meta:character-count="2204" meta:non-whitespace-character-count="1893"/>
    <meta:user-defined meta:name="AppVersion">16.0000</meta:user-defined>
    <meta:template xlink:type="simple" xlink:actuate="onRequest" xlink:title="Normal.dotm" xlink:href=""/>
  </office:meta>
</office:document-meta>
</file>